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float" office:value="911">
            <text:p>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2">
            <text:p>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">
            <text:p>9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4">
            <text:p>944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 office:value-type="float" office:value="9164">
            <text:p>91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29/01/2009</text:date>, <text:time>11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lipe Monteiro de Carvalho</meta:initial-creator>
    <meta:creation-date>2009-01-28T23:39:52</meta:creation-date>
    <dc:date>2009-01-29T11:13:13</dc:date>
    <dc:creator>Felipe Monteiro de Carvalho</dc:creator>
    <meta:editing-duration>PT00H01M53S</meta:editing-duration>
    <meta:editing-cycles>5</meta:editing-cycles>
    <meta:generator>OpenOffice.org/3.0_Beta$Unix OpenOffice.org_project/300m3$Build-9328</meta:generator>
    <meta:document-statistic meta:table-count="1" meta:cell-count="5" meta:object-count="0"/>
  </office:meta>
</office:document-meta>
</file>